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4.815cm"/>
    </style:style>
    <style:style style:name="co3" style:family="table-column">
      <style:table-column-properties fo:break-before="auto" style:column-width="12.32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>
            <text:p>NOME</text:p>
          </table:table-cell>
          <table:table-cell table:style-name="ce5" office:value-type="string">
            <text:p>Accesso al sistem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ATTORI</text:p>
          </table:table-cell>
          <table:table-cell table:style-name="ce5" office:value-type="string">
            <text:p>Utente, Persona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RECONDIZIONI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 1.1</text:p>
          </table:table-cell>
          <table:table-cell table:style-name="ce5" office:value-type="string">
            <text:p>Nel caso sia utente effettua il logi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 1.2</text:p>
          </table:table-cell>
          <table:table-cell table:style-name="ce5" office:value-type="string">
            <text:p>Nel caso sia una persona aggiunta nuovo utent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OSTCONDIZIONI</text:p>
          </table:table-cell>
          <table:table-cell table:style-name="ce5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>
            <text:p>NOME</text:p>
          </table:table-cell>
          <table:table-cell table:style-name="ce5" office:value-type="string">
            <text:p>Aggiunta nuovo utente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2" office:value-type="string">
            <text:p>ATTORI</text:p>
          </table:table-cell>
          <table:table-cell table:style-name="ce5" office:value-type="string">
            <text:p>Persona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2" office:value-type="string">
            <text:p>PRECONDIZIONI</text:p>
          </table:table-cell>
          <table:table-cell table:style-name="ce5"/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2" office:value-type="string">
            <text:p>SCENARIO</text:p>
          </table:table-cell>
          <table:table-cell table:style-name="ce5" office:value-type="string">
            <text:p>Inserimento dati personali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2" office:value-type="string">
            <text:p>POSTCONDIZIONI</text:p>
          </table:table-cell>
          <table:table-cell table:style-name="ce5" office:value-type="string">
            <text:p>Conferma creazione utente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3"/>
          <table:table-cell table:style-name="ce4"/>
          <table:table-cell table:number-columns-repeated="1021"/>
        </table:table-row>
        <table:table-row table:style-name="ro1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>
            <text:p>NOME</text:p>
          </table:table-cell>
          <table:table-cell table:style-name="ce5" office:value-type="string">
            <text:p>Diventare Frui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ATTORI</text:p>
          </table:table-cell>
          <table:table-cell table:style-name="ce5" office:value-type="string">
            <text:p>Utent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RECONDIZIONI</text:p>
          </table:table-cell>
          <table:table-cell table:style-name="ce5" office:value-type="string">
            <text:p>Utente maggiorenn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</text:p>
          </table:table-cell>
          <table:table-cell table:style-name="ce5" office:value-type="string">
            <text:p>Richiesta iscrizion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OSTCONDIZIONI</text:p>
          </table:table-cell>
          <table:table-cell table:style-name="ce5" office:value-type="string">
            <text:p>Controllo che si sia effettivamente creato un fruitore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>
            <text:p>NOME</text:p>
          </table:table-cell>
          <table:table-cell table:style-name="ce5" office:value-type="string">
            <text:p>Validità frui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ATTORI</text:p>
          </table:table-cell>
          <table:table-cell table:style-name="ce5" office:value-type="string">
            <text:p>Frui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RECONDIZIONI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 1</text:p>
          </table:table-cell>
          <table:table-cell table:style-name="ce5" office:value-type="string">
            <text:p>Il sistema verifica che il fruitore sia ancora nel suo periodo di validità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 2.1</text:p>
          </table:table-cell>
          <table:table-cell table:style-name="ce5" office:value-type="string">
            <text:p>Nel caso in cui il fruitore non sia più valido esso decade come fruitore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 2.2</text:p>
          </table:table-cell>
          <table:table-cell table:style-name="ce5" office:value-type="string">
            <text:p>Nel caso in cui il fruitore sia valido il software certifica la validità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OSTCONDIZIONI</text:p>
          </table:table-cell>
          <table:table-cell table:style-name="ce5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>
            <text:p>NOME</text:p>
          </table:table-cell>
          <table:table-cell table:style-name="ce5" office:value-type="string">
            <text:p>Rinnovo frui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ATTORI</text:p>
          </table:table-cell>
          <table:table-cell table:style-name="ce5" office:value-type="string">
            <text:p>Frui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RECONDIZIONI</text:p>
          </table:table-cell>
          <table:table-cell table:style-name="ce5" office:value-type="string">
            <text:p>Manchino X giorni dalla scadenza del periodo di validità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</text:p>
          </table:table-cell>
          <table:table-cell table:style-name="ce5" office:value-type="string">
            <text:p>Il fruitore rinnova la sua iscrizion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OSTCONDIZIONI</text:p>
          </table:table-cell>
          <table:table-cell table:style-name="ce5" office:value-type="string">
            <text:p>Viene aggiornato il periodo di validità del fruitore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>
            <text:p>NOME</text:p>
          </table:table-cell>
          <table:table-cell table:style-name="ce5" office:value-type="string">
            <text:p>Visualizzazione fruitor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ATTORI</text:p>
          </table:table-cell>
          <table:table-cell table:style-name="ce5" office:value-type="string">
            <text:p>Opera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RECONDIZIONI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</text:p>
          </table:table-cell>
          <table:table-cell table:style-name="ce5" office:value-type="string">
            <text:p>Richiesta al software di tutti i fruitori registrat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OSTCONDIZIONI</text:p>
          </table:table-cell>
          <table:table-cell table:style-name="ce5"/>
          <table:table-cell table:number-columns-repeated="1021"/>
        </table:table-row>
        <table:table-row table:style-name="ro1" table:number-rows-repeated="960">
          <table:table-cell/>
          <table:table-cell table:style-name="ce1"/>
          <table:table-cell table:style-name="ce4"/>
          <table:table-cell table:number-columns-repeated="1021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8000" number:language="it" number:country="IT">
      <number:number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18/09/2018</text:date>, <text:time>10.00.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18T10:00:52.24</dc:date>
    <meta:editing-duration>PT18H2M21S</meta:editing-duration>
    <meta:editing-cycles>2</meta:editing-cycles>
    <meta:document-statistic meta:table-count="1" meta:cell-count="59" meta:object-count="0"/>
  </office:meta>
</office:document-meta>
</file>